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officeooo:rsid="001849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<text:s/>apt-get install gawk wget git diffstat unzip texinfo gcc build-essential chrpath socat cpio python3 python3-pip python3-pexpect xz-utils debianutils iputils-ping python3-git python3-jinja2 libegl1-mesa libsdl1.2-dev pylint3 xterm python3-subunit mesa-common-dev </text:p>
      <text:p text:style-name="P1"/>
      <text:p text:style-name="P1"/>
      <text:p text:style-name="P1">IF U INSTALL PYLINT </text:p>
      <text:p text:style-name="P1">USE </text:p>
      <text:p text:style-name="P1">sudo apt-get install gawk wget git diffstat unzip texinfo gcc build-essential chrpath socat cpio python3 python3-pip python3-pexpect xz-utils debianutils iputils-ping python3-git python3-jinja2 libegl1-mesa libsdl1.2-dev pylint xterm python3-subunit mesa-common-dev</text:p>
      <text:p text:style-name="P1"/>
      <text:p text:style-name="P1"/>
      <text:p text:style-name="P1">git clone git://git.yoctoproject.org/poky -b kirkstone</text:p>
      <text:p text:style-name="P1">goto poky directory </text:p>
      <text:p text:style-name="P1">git clone git://git.yoctoproject.org/meta-raspberrypi</text:p>
      <text:p text:style-name="P1">source oe-init-build-env rpi-build </text:p>
      <text:p text:style-name="P1">update bblocal.conf "Add Raspbryy pi Meta"</text:p>
      <text:p text:style-name="P1">update local.conf</text:p>
      <text:p text:style-name="P1">ADD: MACHINE ?= "raspberrypi3"</text:p>
      <text:p text:style-name="P1">IMAGE_FSTYPES ?= "rpi-sdimg"</text:p>
      <text:p text:style-name="P1"/>
      <text:p text:style-name="P1"/>
      <text:p text:style-name="P1"/>
      <text:p text:style-name="P1"/>
      <text:p text:style-name="P1"/>
      <text:p text:style-name="P1"/>
      <text:p text:style-name="P1">sudo umount /dev/sda1</text:p>
      <text:p text:style-name="P1">sudo umount /dev/sda2</text:p>
      <text:p text:style-name="P1">sudo umount /dev/sda3</text:p>
      <text:p text:style-name="P1">sudo umount /dev/sda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uild Linux Image for Raspberry Pi board using Yocto Project</text:p>
      <text:p text:style-name="P1"/>
      <text:p text:style-name="P1"/>
      <text:p text:style-name="P1"/>
      <text:p text:style-name="P1"/>
      <text:p text:style-name="P1">Raspberry pi is a very popular development board for IoT and Industrial projects.it comes in many different versions like Raspberry pi 4, Raspberry Pi 3, and Raspberry 2, etc. Yocto is an open-source project which provides a build framework and metadata to help to create a custom image for your target board also it supports the raspberry pi BSP layer.</text:p>
      <text:p text:style-name="P1">Follow the below steps to build the image for your Raspberry pi board using Yocto Project.</text:p>
      <text:p text:style-name="P1"/>
      <text:p text:style-name="P1">Prerequisite</text:p>
      <text:p text:style-name="P1"/>
      <text:p text:style-name="P1"/>
      <text:p text:style-name="P1">Download Poky</text:p>
      <text:p text:style-name="P1">Download Raspberry pi meta layer</text:p>
      <text:p text:style-name="P1">Setup build environment</text:p>
      <text:p text:style-name="P1">Set machine name in local.conf and add raspberrypi layer in bblayer.conf</text:p>
      <text:p text:style-name="P1">Start bitbake to build the image</text:p>
      <text:p text:style-name="P1">Flash SD card</text:p>
      <text:p text:style-name="P1">Boot</text:p>
      <text:p text:style-name="P1"/>
      <text:p text:style-name="P1">Prerequisite</text:p>
      <text:p text:style-name="P1"/>
      <text:p text:style-name="P1">Need Ubuntu-based Host system with a minimum 50 GB free space with internet connection.</text:p>
      <text:p text:style-name="P1">Install the below package on the host machine which supports the Yocto Project.</text:p>
      <text:p text:style-name="P1"/>
      <text:p text:style-name="P1"># Install the below required package on your host machine</text:p>
      <text:p text:style-name="P1"/>
      <text:p text:style-name="P1">sudo apt-get install gawk wget git-core diffstat unzip texinfo gcc-multilib build-essential chrpath socat cpio python python3 python3-pip python3-pexpect xz-utils debianutils iputils-ping libsdl1.2-dev xterm</text:p>
      <text:p text:style-name="P1"/>
      <text:p text:style-name="P1"/>
      <text:p text:style-name="P1">if it doesnt work use below 3 commands</text:p>
      <text:p text:style-name="P1">Install Python 3:</text:p>
      <text:p text:style-name="P1">sudo apt-get install python3</text:p>
      <text:p text:style-name="P1"/>
      <text:p text:style-name="P1"><text:soft-page-break/>Install additional dependencies:</text:p>
      <text:p text:style-name="P1">sudo apt-get install python3-pip python3-pexpect</text:p>
      <text:p text:style-name="P1"/>
      <text:p text:style-name="P1">Proceed with the rest of your installation:</text:p>
      <text:p text:style-name="P1">sudo apt-get install gawk wget git diffstat unzip texinfo gcc-multilib build-essential chrpath socat cpio python3 python3-pip python3-pexpect xz-utils debianutils iputils-ping libsdl1.2-dev xterm</text:p>
      <text:p text:style-name="P1"/>
      <text:p text:style-name="P1">Download Poky</text:p>
      <text:p text:style-name="P1"/>
      <text:p text:style-name="P1">Poky is the Yocto reference distribution.it contains all the basic meta layers</text:p>
      <text:p text:style-name="P1">Every 6 months, Yocto Project releases a new version of poky. so we clone dunfell latest stable version of poky.</text:p>
      <text:p text:style-name="P1"/>
      <text:p text:style-name="P1"># Clone the poky with the below command. </text:p>
      <text:p text:style-name="P1"/>
      <text:p text:style-name="P1">$ git clone git://git.yoctoproject.org/poky -b dunfell</text:p>
      <text:p text:style-name="P1"/>
      <text:p text:style-name="P1"/>
      <text:p text:style-name="P1"/>
      <text:p text:style-name="P1">Download Raspberry pi meta layer</text:p>
      <text:p text:style-name="P1"/>
      <text:p text:style-name="P1">You will need a BSP layer to support the Raspberry Pi boards. so Yocto Project is providing a meta-raspberrypi layer that contains information related to raspberry pi boards that are required during the build.</text:p>
      <text:p text:style-name="P1">Download meta-raspberrypi layer from the poky directory</text:p>
      <text:p text:style-name="P1"/>
      <text:p text:style-name="P1">$ cd poky</text:p>
      <text:p text:style-name="P1"/>
      <text:p text:style-name="P1"># clone raspberrypi layer using below command</text:p>
      <text:p text:style-name="P1"/>
      <text:p text:style-name="P1">$ git clone https://git.yoctoproject.org/meta-raspberrypi/ -b dunfell</text:p>
      <text:p text:style-name="P1"/>
      <text:p text:style-name="P1"/>
      <text:p text:style-name="P1">Setup build environment</text:p>
      <text:p text:style-name="P1">initialize the oe-init-build-env script with the below command from the poky directory and it will auto-create the build directory. Now your current working directory would be the build directory.</text:p>
      <text:p text:style-name="P1"/>
      <text:p text:style-name="P1"># Setup the environment</text:p>
      <text:p text:style-name="P1"><text:soft-page-break/></text:p>
      <text:p text:style-name="P1">$source oe-init-build-env</text:p>
      <text:p text:style-name="P1"/>
      <text:p text:style-name="P1"/>
      <text:p text:style-name="P1">csg@csg-global:~/yocto/poky$ source oe-init-build-env</text:p>
      <text:p text:style-name="P1">mkdir: cannot create directory : Permission denied</text:p>
      <text:p text:style-name="P1">Error: The builddir (/home/csg/yocto/poky/build) does not exist!</text:p>
      <text:p text:style-name="P1">Run the following command to change the ownership of the yocto/poky directory (and its contents) to the csg user and group:</text:p>
      <text:p text:style-name="P1">sudo chown -R csg:csg ~/yocto/poky</text:p>
      <text:p text:style-name="P1">ls -ld ~/yocto/poky</text:p>
      <text:p text:style-name="P1">drwxr-xr-x 13 csg csg 4096 Apr <text:s/>9 16:29 /home/csg/yocto/poky</text:p>
      <text:p text:style-name="P1"/>
      <text:p text:style-name="P1"/>
      <text:p text:style-name="P1"/>
      <text:p text:style-name="P1"/>
      <text:p text:style-name="P1">Set machine name in local.conf and add the raspberry pi layer in bblayer.conf</text:p>
      <text:p text:style-name="P1">local.conf file is used for user configuration and we are building the image for raspberry pi 4 (64-bit variants) then machine name should raspberrypi4-64 and comment other machine names in local.conf</text:p>
      <text:p text:style-name="P1">You can set machine name based on your raspberry pi boards</text:p>
      <text:p text:style-name="P1"/>
      <text:p text:style-name="P1"/>
      <text:p text:style-name="P1">Example:</text:p>
      <text:p text:style-name="P1">For raspberry pi 3</text:p>
      <text:p text:style-name="P1">machine ?= "raspberrypi3"</text:p>
      <text:p text:style-name="P1">For raspberry pi 2</text:p>
      <text:p text:style-name="P1">machine ?= "raspberrypi2"</text:p>
      <text:p text:style-name="P1"/>
      <text:p text:style-name="P1">To generate an SD card image file, we need to set the IMAGE_FSTYPE variable.</text:p>
      <text:p text:style-name="P1"/>
      <text:p text:style-name="P1"># For raspberry pi 4 machine name </text:p>
      <text:p text:style-name="P1">machine ?= " raspberrr4-64"</text:p>
      <text:p text:style-name="P1"/>
      <text:p text:style-name="P1"># For SD card image</text:p>
      <text:p text:style-name="P1"><text:span text:style-name="T1">I</text:span>MAGE_FSTYPES = "tar.xz ext3 rpi-sdimg"</text:p>
      <text:p text:style-name="P1"/>
      <text:p text:style-name="P1"/>
      <text:p text:style-name="P1"/>
      <text:p text:style-name="P1">Now, We have to add the meta-raspberrypi layer in the build/conf/bblayers.conf file. This file store information of all <text:soft-page-break/>meta-layer path which used by the bitbake</text:p>
      <text:p text:style-name="P1">In my case meta-raspberrypi layer path is /home/tutorialadda/yocto/poky/meta-raspberrypi</text:p>
      <text:p text:style-name="P1"/>
      <text:p text:style-name="P1"/>
      <text:p text:style-name="P1"/>
      <text:p text:style-name="P1">Start bitbake to build the image</text:p>
      <text:p text:style-name="P1">We are ready to start the bitbake to build the image.core-minimal-image recipe provides the minimal bootable image for the Raspberry pi boards.</text:p>
      <text:p text:style-name="P1">Bitbake will take several hours to complete the build process. it depends on your internet speed and CPU performance.</text:p>
      <text:p text:style-name="P1">Generated image present at the tmp/deploy/images/raspberrypi4-64/ directory.</text:p>
      <text:p text:style-name="P1"/>
      <text:p text:style-name="P1"># Run bitbake </text:p>
      <text:p text:style-name="P1">$ bitbake core-image-minimal</text:p>
      <text:p text:style-name="P1"/>
      <text:p text:style-name="P1"/>
      <text:p text:style-name="P1"/>
      <text:p text:style-name="P1">Flash SD card</text:p>
      <text:p text:style-name="P1">After completing the build process bitbake will generate the core-image-minimal-raspberrypi4-64.rpi-sdimg file at tmp/deploy/images/raspberrypi4-64/ directory</text:p>
      <text:p text:style-name="P1"/>
      <text:p text:style-name="P1">Now just plug the SD card into your host machine and follow the below steps</text:p>
      <text:p text:style-name="P1"/>
      <text:p text:style-name="P1">To check the SD card partition run sudo fdisk -l and replace x with your sd card partition id.</text:p>
      <text:p text:style-name="P1"/>
      <text:p text:style-name="P1">$ sudo umount /dev/sdx</text:p>
      <text:p text:style-name="P1"/>
      <text:p text:style-name="P1"># Flash SD card with the generated image</text:p>
      <text:p text:style-name="P1"/>
      <text:p text:style-name="P1">$ sudo dd if=tmp/deploy/images/raspberrypi4-64/core-image-minimal-raspberrypi4-64.rpi-sdimg of=/dev/sdx</text:p>
      <text:p text:style-name="P1"/>
      <text:p text:style-name="P1">$ sudo umount /dev/sdx</text:p>
      <text:p text:style-name="P1"/>
      <text:p text:style-name="P1">Boot</text:p>
      <text:p text:style-name="P1"/>
      <text:p text:style-name="P1">Insert SD card into raspberry pi and start on the board.</text:p>
      <text:p text:style-name="P1"/>
      <text:p text:style-name="P1">root is the username and password is not required</text:p>
      <text:p text:style-name="P1"><text:soft-page-break/></text:p>
      <text:p text:style-name="P1">sudo dd if=tmp/deploy/images/raspberrypi4-64/core-image-full-cmdline-raspberrypi4-64.rpi-sdimg of=/dev/s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sof /dev/video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23T16:48:17.370667708</dc:date>
    <meta:editing-duration>P1DT4H21M24S</meta:editing-duration>
    <meta:editing-cycles>2</meta:editing-cycles>
    <meta:document-statistic meta:table-count="0" meta:image-count="0" meta:object-count="0" meta:page-count="6" meta:paragraph-count="95" meta:word-count="833" meta:character-count="5895" meta:non-whitespace-character-count="5147"/>
  </office:meta>
</office:document-meta>
</file>